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Event.setProcessId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Event.getProce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Event.Process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cessEvent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Event.setProcessName( QName proce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